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Nimbus Sans L" style:font-name-asian="DejaVu Sans" style:font-name-complex="DejaVu San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.423cm" fo:margin-bottom="0.212cm" fo:text-align="start" style:justify-single-word="false"/>
    </style:style>
    <style:style style:name="P6" style:family="paragraph" style:parent-style-name="Text_20_body">
      <style:paragraph-properties fo:margin-top="0.423cm" fo:margin-bottom="0.212cm" fo:text-align="justify" style:justify-single-word="false" fo:keep-with-next="always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Text_20_body" style:list-style-name="L1">
      <style:paragraph-properties fo:margin-top="0.423cm" fo:margin-bottom="0.212cm" fo:text-align="justify" style:justify-single-word="false"/>
    </style:style>
    <style:style style:name="P9" style:family="paragraph" style:parent-style-name="Text_20_body">
      <style:paragraph-properties fo:margin-top="0.423cm" fo:margin-bottom="0.212cm" fo:text-align="start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margin-top="0.423cm" fo:margin-bottom="0.212cm" fo:text-align="justify" style:justify-single-word="false" fo:keep-with-next="always"/>
      <style:text-properties style:font-name="Nimbus Sans L" style:font-name-asian="DejaVu Sans" style:font-name-complex="DejaVu Sans"/>
    </style:style>
    <style:style style:name="P13" style:family="paragraph" style:parent-style-name="Heading_20_3">
      <style:paragraph-properties fo:margin-top="0.423cm" fo:margin-bottom="0.212cm" fo:text-align="justify" style:justify-single-word="false"/>
    </style:style>
    <style:style style:name="T1" style:family="text">
      <style:text-properties style:font-name="Nimbus Sans L" fo:font-size="14pt" fo:font-style="normal" style:font-name-asian="DejaVu Sans" style:font-size-asian="14pt" style:font-style-asian="normal" style:font-name-complex="DejaVu Sans" style:font-size-complex="14pt" style:font-style-complex="normal"/>
    </style:style>
    <style:style style:name="T2" style:family="text">
      <style:text-properties style:font-name="Nimbus Sans L" style:font-name-asian="DejaVu Sans" style:font-name-complex="DejaVu Sans"/>
    </style:style>
    <style:style style:name="T3" style:family="text">
      <style:text-properties style:font-name="Nimbus Sans L" fo:font-size="12pt" fo:font-style="italic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4" style:family="text">
      <style:text-properties style:font-name="Nimbus Sans L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style:font-name="Nimbus Sans 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style:style style:name="T7" style:family="text">
      <style:text-properties style:font-name="Nimbus Roman No9 L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8" style:family="text">
      <style:text-properties style:font-name="Nimbus Roman No9 L" fo:font-size="12pt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9" style:family="text">
      <style:text-properties style:font-name="Nimbus Roman No9 L" fo:font-size="12pt" fo:font-style="italic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10" style:family="text">
      <style:text-properties style:font-name="Nimbus Roman No9 L" fo:font-size="12pt" fo:font-style="italic" style:font-name-asian="DejaVu Sans" style:font-size-asian="12pt" style:font-style-asian="italic" style:font-name-complex="DejaVu Sans" style:font-size-complex="12pt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: 36 – Pretty print of variable</text:h>
      <text:p text:style-name="P3"/>
      <text:p text:style-name="P1"/>
      <text:p text:style-name="P1">Version: 1</text:p>
      <text:p text:style-name="P1">Author: Sylvestre Ledru</text:p>
      <text:p text:style-name="P1">Review: </text:p>
      <text:p text:style-name="P1">Commented: </text:p>
      <text:p text:style-name="P1">State: </text:p>
      <text:p text:style-name="P1">Scilab-Version: 5.2</text:p>
      <text:p text:style-name="P1">Vote:</text:p>
      <text:p text:style-name="P1">Created: November 17, 2009</text:p>
      <text:p text:style-name="P3"/>
      <text:p text:style-name="P1"/>
      <text:h text:style-name="P11" text:outline-level="3">Abstract</text:h>
      <text:p text:style-name="P1">This SEP details the evolution of texprint and the introduction of a prettyprint function.</text:p>
      <text:h text:style-name="P11" text:outline-level="3">Rationale</text:h>
      <text:p text:style-name="P4">In the version 5.2 – beta 1 of Scilab, the capability to render graphics with LaTeX or MathML has been introduced. However, the output produced with texprint is not compatible with the new text rendering features.</text:p>
      <text:h text:style-name="P12" text:outline-level="3">Proposal</text:h>
      <text:p text:style-name="P6"><text:span text:style-name="Teletype"><text:span text:style-name="T6">The proposal consists in three elements:</text:span></text:span></text:p>
      <text:list xml:id="list841668248" text:style-name="L1">
        <text:list-item>
          <text:p text:style-name="P8"><text:span text:style-name="Teletype"><text:span text:style-name="T6">Write a new function called </text:span></text:span><text:span text:style-name="Teletype"><text:span text:style-name="T10">prettyprint </text:span></text:span><text:span text:style-name="Teletype"><text:span text:style-name="T6">which take any Scilab datatype and provide an output to TeX, LaTeX or MathML</text:span></text:span></text:p>
        </text:list-item>
        <text:list-item>
          <text:p text:style-name="P8"><text:span text:style-name="Teletype"><text:span text:style-name="T6">Plug the previous function texprint on prettyprint to keep the previous compatibility</text:span></text:span></text:p>
        </text:list-item>
        <text:list-item>
          <text:p text:style-name="P8"><text:span text:style-name="Teletype"><text:span text:style-name="T6">Tag the function pol2tex as obsolete since the feature will be included in the </text:span></text:span><text:span text:style-name="Teletype"><text:span text:style-name="T10">prettyprint </text:span></text:span><text:span text:style-name="Teletype"><text:span text:style-name="T6">function</text:span></text:span></text:p>
        </text:list-item>
      </text:list>
      <text:h text:style-name="P13" text:outline-level="3"><text:span text:style-name="Teletype"><text:span text:style-name="T1">prettyprint function</text:span></text:span></text:h>
      <text:p text:style-name="P5"><text:span text:style-name="Teletype"><text:span text:style-name="T7">The profile of the prettyprint function will be:</text:span></text:span></text:p>
      <text:p text:style-name="P5"><text:span text:style-name="Teletype"><text:span text:style-name="T9">prettyprint(ScilabVariable, outputFormat, processByElement, isWrapped, delimiter)</text:span></text:span></text:p>
      <text:p text:style-name="P5"><text:span text:style-name="Teletype"><text:span text:style-name="T9">ScilabVariable</text:span></text:span><text:span text:style-name="Teletype"><text:span text:style-name="T7">: the variable to print<text:line-break/><text:line-break/></text:span></text:span><text:span text:style-name="Teletype"><text:span text:style-name="T9">outputFormat</text:span></text:span><text:span text:style-name="Teletype"><text:span text:style-name="T7">: can be </text:span></text:span><text:span text:style-name="Teletype"><text:span text:style-name="T9">latex</text:span></text:span><text:span text:style-name="Teletype"><text:span text:style-name="T7">, </text:span></text:span><text:span text:style-name="Teletype"><text:span text:style-name="T9">mathml</text:span></text:span><text:span text:style-name="Teletype"><text:span text:style-name="T7"> or </text:span></text:span><text:span text:style-name="Teletype"><text:span text:style-name="T9">tex</text:span></text:span><text:span text:style-name="Teletype"><text:span text:style-name="T7">. Default: </text:span></text:span><text:span text:style-name="Teletype"><text:span text:style-name="T9">latex.</text:span></text:span><text:span text:style-name="Teletype"><text:span text:style-name="T7"> Note that tex is not support by the text rendering of Scilab. <text:line-break/></text:span></text:span><text:soft-page-break/><text:span text:style-name="Teletype"><text:span text:style-name="T7"><text:line-break/></text:span></text:span><text:span text:style-name="Teletype"><text:span text:style-name="T9">processByElement</text:span></text:span><text:span text:style-name="Teletype"><text:span text:style-name="T7">: if the variable will be displayed as a whole or not. <text:line-break/>For example, </text:span></text:span><text:span text:style-name="Teletype"><text:span text:style-name="T9">prettyprint(a=rand(3,3),fmt="latex", processByElement=%t)</text:span></text:span><text:span text:style-name="Teletype"><text:span text:style-name="T7"> will process element of the matrix by element. If <text:s/></text:span></text:span><text:span text:style-name="Teletype"><text:span text:style-name="T9">processByElement = %f</text:span></text:span><text:span text:style-name="Teletype"><text:span text:style-name="T7">, a single matrix will be displayed. Default: </text:span></text:span><text:span text:style-name="Teletype"><text:span text:style-name="T9">%f</text:span></text:span><text:span text:style-name="Teletype"><text:span text:style-name="T7"><text:line-break/><text:line-break/></text:span></text:span><text:span text:style-name="Teletype"><text:span text:style-name="T9">isWrapped</text:span></text:span><text:span text:style-name="Teletype"><text:span text:style-name="T7">: Add the special keyword of Tex or LaTeX export (it does not have any effect on MathML). Default: </text:span></text:span><text:span text:style-name="Teletype"><text:span text:style-name="T9">%t</text:span></text:span><text:span text:style-name="Teletype"><text:span text:style-name="T7">. Note that it is mandatory for the text rendering in Scilab graphics<text:line-break/><text:line-break/></text:span></text:span><text:span text:style-name="Teletype"><text:span text:style-name="T9">delimiter</text:span></text:span><text:span text:style-name="Teletype"><text:span text:style-name="T7">: Defines which delimiter should be used for representation of the matrix. The delimiter can be '(', '{', '[', '|', '||' or ')'. Default: </text:span></text:span><text:span text:style-name="Teletype"><text:span text:style-name="T9">'('</text:span></text:span></text:p>
      <text:p text:style-name="P5"><text:span text:style-name="Teletype"><text:span text:style-name="T8">Example:</text:span></text:span></text:p>
      <text:p text:style-name="P5"><text:span text:style-name="Teletype"><text:span text:style-name="T9">xstring(0.2,0.2,prettyprint(rand(3,3)))</text:span></text:span></text:p>
      <text:p text:style-name="P5"><text:span text:style-name="Teletype"><text:span text:style-name="T9"><text:s/>xstring(0.2,0.2,prettyprint(rand(3,3),"latex",%t))</text:span></text:span></text:p>
      <text:p text:style-name="P5"><text:span text:style-name="Teletype"><text:span text:style-name="T9">xstring(0.2,0.2,prettyprint(a=rand(3,3),"latex",%f,%t,"["))</text:span></text:span></text:p>
      <text:p text:style-name="P5"><text:span text:style-name="Teletype"><text:span text:style-name="T9">xstring(0.2,0.2,prettyprint(rand(3,3),"mathml"))</text:span></text:span></text:p>
      <text:p text:style-name="P5"><text:span text:style-name="Teletype"><text:span text:style-name="T9"><text:s/>prettyprint(rand(2,3),"tex")</text:span></text:span></text:p>
      <text:p text:style-name="P5"><text:span text:style-name="Teletype"><text:span text:style-name="T9">x=poly(0,'x'); p1=(x+1)*(x-3)^5;p2=(x-2)*(x-3)^3;<text:line-break/>xstring(0.1,0.1,prettyprint(p1+p2));<text:line-break/>xstring(0.2,0.2,prettyprint(p1));<text:line-break/>xstring(0.3,0.3,prettyprint(p2));</text:span></text:span></text:p>
      <text:h text:style-name="P13" text:outline-level="3"><text:span text:style-name="Teletype"><text:span text:style-name="T1">texprint function</text:span></text:span></text:h>
      <text:p text:style-name="P5"><text:span text:style-name="Teletype"><text:span text:style-name="T7">The texprint function will be replaced by the following code:</text:span></text:span></text:p>
      <text:p text:style-name="P5"><text:span text:style-name="Teletype"><text:span text:style-name="T9">function [tt] = texprint(a)</text:span></text:span></text:p>
      <text:p text:style-name="P5"><text:span text:style-name="Teletype"><text:span text:style-name="T9"><text:tab/>tt=prettyprint(a,'tex');</text:span></text:span></text:p>
      <text:p text:style-name="P5"><text:span text:style-name="Teletype"><text:span text:style-name="T9">endfunction</text:span></text:span></text:p>
      <text:p text:style-name="P5"><text:span text:style-name="Teletype"><text:span text:style-name="T7">And tagged as obsolete for version 5.3 of Scilab.</text:span></text:span></text:p>
      <text:h text:style-name="P13" text:outline-level="3"><text:span text:style-name="Teletype"><text:span text:style-name="T2">Changelog</text:span></text:span></text:h>
      <text:list xml:id="list1817786898" text:style-name="L2">
        <text:list-item>
          <text:list>
            <text:list-item>
              <text:p text:style-name="P7">– Initial version</text:p>
            </text:list-item>
          </text:list>
        </text:list-item>
      </text:list>
      <text:h text:style-name="P11" text:outline-level="3">Copyright</text:h>
      <text:p text:style-name="Standard"><text:tab/>Sylvestre Ledru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ierre MARECHAL</meta:initial-creator>
    <meta:creation-date>2008-07-09T13:39:08</meta:creation-date>
    <dc:date>2009-11-17T22:35:02</dc:date>
    <meta:editing-cycles>100</meta:editing-cycles>
    <meta:editing-duration>PT113H47M15S</meta:editing-duration>
    <meta:document-statistic meta:table-count="0" meta:image-count="0" meta:object-count="0" meta:page-count="3" meta:paragraph-count="39" meta:word-count="314" meta:character-count="2359"/>
    <meta:user-defined meta:name="Info 1"/>
    <meta:user-defined meta:name="Info 2"/>
    <meta:user-defined meta:name="Info 3"/>
    <meta:user-defined meta:name="Info 4"/>
  </office:meta>
</office:document-meta>
</file>